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27c" officeooo:paragraph-rsid="000f527c"/>
    </style:style>
    <style:style style:name="P2" style:family="paragraph" style:parent-style-name="Standard">
      <style:text-properties officeooo:rsid="000ffcde" officeooo:paragraph-rsid="000ffcde"/>
    </style:style>
    <style:style style:name="P3" style:family="paragraph" style:parent-style-name="Standard">
      <style:text-properties fo:font-weight="bold" officeooo:rsid="001127c2" officeooo:paragraph-rsid="001127c2" style:font-weight-asian="bold" style:font-weight-complex="bold"/>
    </style:style>
    <style:style style:name="P4" style:family="paragraph" style:parent-style-name="Standard">
      <style:text-properties fo:font-weight="bold" officeooo:rsid="0011e153" officeooo:paragraph-rsid="0011e153" style:font-weight-asian="bold" style:font-weight-complex="bold"/>
    </style:style>
    <style:style style:name="P5" style:family="paragraph" style:parent-style-name="Standard">
      <style:text-properties fo:font-weight="bold" officeooo:rsid="0013cc26" officeooo:paragraph-rsid="0013cc26" style:font-weight-asian="bold" style:font-weight-complex="bold"/>
    </style:style>
    <style:style style:name="P6" style:family="paragraph" style:parent-style-name="Standard">
      <style:text-properties fo:font-weight="bold" officeooo:rsid="0013cc26" officeooo:paragraph-rsid="0013d0e0" style:font-weight-asian="bold" style:font-weight-complex="bold"/>
    </style:style>
    <style:style style:name="P7" style:family="paragraph" style:parent-style-name="Standard">
      <style:text-properties fo:font-weight="bold" officeooo:rsid="0013cc26" officeooo:paragraph-rsid="00161ae0" style:font-weight-asian="bold" style:font-weight-complex="bold"/>
    </style:style>
    <style:style style:name="P8" style:family="paragraph" style:parent-style-name="Standard">
      <style:text-properties fo:font-weight="normal" officeooo:rsid="001127c2" officeooo:paragraph-rsid="001127c2" style:font-weight-asian="normal" style:font-weight-complex="normal"/>
    </style:style>
    <style:style style:name="P9" style:family="paragraph" style:parent-style-name="Standard">
      <style:text-properties fo:font-weight="normal" officeooo:rsid="0011e153" officeooo:paragraph-rsid="0011e153" style:font-weight-asian="normal" style:font-weight-complex="normal"/>
    </style:style>
    <style:style style:name="P10" style:family="paragraph" style:parent-style-name="Standard">
      <style:text-properties officeooo:rsid="0013d0e0" officeooo:paragraph-rsid="0013d0e0"/>
    </style:style>
    <style:style style:name="P11" style:family="paragraph" style:parent-style-name="Standard">
      <style:text-properties fo:font-weight="normal" officeooo:rsid="0013cc26" officeooo:paragraph-rsid="0013cc26" style:font-weight-asian="normal" style:font-weight-complex="normal"/>
    </style:style>
    <style:style style:name="P12" style:family="paragraph" style:parent-style-name="Standard">
      <style:text-properties fo:font-weight="normal" officeooo:rsid="0013d0e0" officeooo:paragraph-rsid="0013cc26" style:font-weight-asian="normal" style:font-weight-complex="normal"/>
    </style:style>
    <style:style style:name="P13" style:family="paragraph" style:parent-style-name="Standard">
      <style:text-properties fo:font-weight="normal" officeooo:rsid="0013d0e0" officeooo:paragraph-rsid="0013d0e0" style:font-weight-asian="normal" style:font-weight-complex="normal"/>
    </style:style>
    <style:style style:name="P14" style:family="paragraph" style:parent-style-name="Standard">
      <style:text-properties fo:font-weight="normal" officeooo:rsid="00161ae0" officeooo:paragraph-rsid="00161ae0" style:font-weight-asian="normal" style:font-weight-complex="normal"/>
    </style:style>
    <style:style style:name="P15" style:family="paragraph" style:parent-style-name="Standard">
      <style:text-properties fo:font-weight="normal" officeooo:rsid="001701b4" officeooo:paragraph-rsid="001701b4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127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d0e0" style:font-weight-asian="normal" style:font-weight-complex="normal"/>
    </style:style>
    <style:style style:name="T5" style:family="text">
      <style:text-properties fo:font-weight="normal" officeooo:rsid="001539e9" style:font-weight-asian="normal" style:font-weight-complex="normal"/>
    </style:style>
    <style:style style:name="T6" style:family="text">
      <style:text-properties fo:font-weight="normal" officeooo:rsid="00161ae0" style:font-weight-asian="normal" style:font-weight-complex="normal"/>
    </style:style>
    <style:style style:name="T7" style:family="text">
      <style:text-properties fo:font-weight="normal" officeooo:rsid="001701b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21<text:span text:style-name="T1">st</text:span> of October</text:p>
      <text:p text:style-name="P1"/>
      <text:p text:style-name="P2">Project will be reshapen in the beginning of November. </text:p>
      <text:p text:style-name="P1"/>
      <text:p text:style-name="P2">Reading: </text:p>
      <text:p text:style-name="P2"><text:tab/><text:span text:style-name="T2">Chapter 16!!!1</text:span></text:p>
      <text:p text:style-name="P2"/>
      <text:p text:style-name="P10">Delta r should correspond to the length of the system. </text:p>
      <text:p text:style-name="P2"/>
      <text:p text:style-name="P2"/>
      <text:p text:style-name="P3">2 electrons: </text:p>
      <text:p text:style-name="P8"><text:tab/>- wavefunction, trial wavefunction (r1,r2) = something</text:p>
      <text:p text:style-name="P8"><text:tab/>- a^(a12 r12/(1+beta r12)</text:p>
      <text:p text:style-name="P8"/>
      <text:p text:style-name="P4">The local energy:</text:p>
      <text:p text:style-name="P9"><text:tab/>- Webpage: programs.tar.gz</text:p>
      <text:p text:style-name="P9"><text:tab/>- Jørgen Høgberget</text:p>
      <text:p text:style-name="P9"><text:tab/><text:tab/><text:a xlink:type="simple" xlink:href="http://www.duo.uio.no/">www.duo.uio.no</text:a></text:p>
      <text:p text:style-name="P9"><text:tab/><text:tab/>Analytical E_L</text:p>
      <text:p text:style-name="P9"/>
      <text:p text:style-name="P5">Subtask: </text:p>
      <text:p text:style-name="P11"><text:tab/>- Analytical E_L</text:p>
      <text:p text:style-name="P11"><text:tab/>- Slater determinants</text:p>
      <text:p text:style-name="P5"><text:span text:style-name="T3"><text:tab/>- </text:span><text:span text:style-name="T4">Importance sampling or not</text:span></text:p>
      <text:p text:style-name="P12"><text:tab/><text:tab/>- We are doing brute force sampling.</text:p>
      <text:p text:style-name="P12"><text:tab/><text:tab/><text:tab/>- x_new = x_old + rand*delta x</text:p>
      <text:p text:style-name="P13"><text:tab/><text:tab/><text:tab/><text:tab/>- If we have too small delta r: we have a high rate of acceptance.</text:p>
      <text:p text:style-name="P13"><text:tab/><text:tab/><text:tab/><text:tab/>- If we make it too large: to small rate of acceptance.</text:p>
      <text:p text:style-name="P13"><text:tab/><text:tab/><text:tab/><text:tab/>- There is no good rule</text:p>
      <text:p text:style-name="P13"><text:tab/><text:tab/><text:tab/><text:tab/><text:tab/>We want around 50% acceptance rate. <text:line-break/><text:tab/><text:tab/><text:tab/><text:tab/><text:tab/>One way to do this: make a few MC simulations. </text:p>
      <text:p text:style-name="P13"><text:tab/><text:tab/><text:tab/><text:tab/>But we need a lesson on it. </text:p>
      <text:p text:style-name="P6"/>
      <text:p text:style-name="P6">- <text:span text:style-name="T4">Brute force </text:span><text:span text:style-name="T5">metropolis</text:span><text:span text:style-name="T4"> </text:span><text:span text:style-name="T7">=</text:span><text:span text:style-name="T4"> Metropolis Hastings</text:span></text:p>
      <text:p text:style-name="P6"/>
      <text:p text:style-name="P6">- <text:span text:style-name="T5">Detailed balance: W(i-&gt;j) w_i = W(j-&gt;i) w_j</text:span></text:p>
      <text:p text:style-name="P7"><text:span text:style-name="T5"><text:tab/>- </text:span><text:span text:style-name="T6">w_j/w_i = </text:span><text:span text:style-name="T5">W(j-&gt;i)/W(i-&gt;j) </text:span><text:span text:style-name="T6">= |psi|^2/|psi|^2</text:span></text:p>
      <text:p text:style-name="P14"><text:tab/>W(i-&gt;j) = A(i-&gt;j) <text:s/>T(i-&gt;j) <text:s/>Acceptance, Transition (physical process).<text:line-break/><text:tab/>W(j-&gt;i) = A(j-&gt;i) <text:s/>T(j-&gt;i)<text:line-break/><text:tab/>Brute force metropolis: assume that T is symmetric so that the ratio is the ratio of <text:tab/><text:tab/><text:tab/>acceptance. <text:line-break/><text:tab/><text:line-break/></text:p>
      <text:p text:style-name="P15">Importance sampling, at fucking last (w_i = |psi|^2)</text:p>
      <text:p text:style-name="P15"><text:tab/>W(i-&gt;j) = A(i-&gt;j) T(i-&gt;j)</text:p>
      <text:p text:style-name="P15"><text:tab/>implicates that </text:p>
      <text:p text:style-name="P15"><text:tab/>A(i-&gt;j)/A(j-&gt;i) = w_j T(j-&gt;i)/w_i(T(i-&gt;j) </text:p>
      <text:p text:style-name="P15"><text:tab/><text:tab/>We need to have a model of T(i-&gt;j). (For example gaussian)</text:p>
      <text:p text:style-name="P1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6:20:17.185727075</meta:creation-date>
    <dc:date>2014-10-21T18:07:22.855955828</dc:date>
    <meta:editing-duration>PT1H37M4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34" meta:word-count="212" meta:character-count="1317" meta:non-whitespace-character-count="1064"/>
  </office:meta>
</office:document-meta>
</file>